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2300dc" draw:textarea-horizontal-align="center" draw:textarea-vertical-align="top"/>
    </style:style>
    <style:style style:name="gr4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5e11a6" draw:textarea-horizontal-align="center" draw:textarea-vertical-align="top"/>
    </style:style>
    <style:style style:name="gr8" style:family="graphic" style:parent-style-name="standard">
      <style:graphic-properties draw:stroke="none" draw:fill="solid" draw:fill-color="#804c19" draw:textarea-horizontal-align="center" draw:textarea-vertical-align="top"/>
    </style:style>
    <style:style style:name="gr9" style:family="graphic" style:parent-style-name="standard">
      <style:graphic-properties draw:stroke="solid" draw:fill="solid" draw:fill-color="#00ae00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7da647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7da647" draw:opacity="100%" draw:textarea-horizontal-align="center" draw:textarea-vertical-align="middle" draw:shadow="visible" draw:shadow-offset-x="0.1cm" draw:shadow-offset-y="0.1cm" draw:shadow-color="#7da647" draw:shadow-opacity="35%"/>
    </style:style>
    <style:style style:name="gr12" style:family="graphic" style:parent-style-name="standard">
      <style:graphic-properties svg:stroke-color="#c0c0c0"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c0c0c0" draw:marker-start="" draw:marker-end="" draw:textarea-horizontal-align="center" draw:textarea-vertical-align="middle"/>
    </style:style>
    <style:style style:name="gr1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5c8526" draw:textarea-horizontal-align="center" draw:textarea-vertical-align="top"/>
    </style:style>
    <style:style style:name="gr19" style:family="graphic" style:parent-style-name="standard">
      <style:graphic-properties draw:fill="solid" draw:fill-color="#33cc66" draw:textarea-horizontal-align="center" draw:textarea-vertical-align="top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2.001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fill="solid" draw:fill-color="#5c8526" draw:textarea-horizontal-align="center" draw:textarea-vertical-align="middle"/>
    </style:style>
    <style:style style:name="gr24" style:family="graphic" style:parent-style-name="standard">
      <style:graphic-properties draw:stroke="solid" draw:fill="solid" draw:fill-color="#5c8526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color="#ffffff" fo:font-size="13pt" style:font-size-asian="13pt" style:font-size-complex="13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5.3cm" svg:height="16.5cm" svg:x="2.5cm" svg:y="1cm">
          <text:p/>
        </draw:rect>
        <draw:rect draw:style-name="gr2" draw:text-style-name="P1" draw:id="id14" draw:layer="layout" svg:width="3.5cm" svg:height="2cm" svg:x="24cm" svg:y="18cm">
          <text:p text:style-name="P1">GUI</text:p>
        </draw:rect>
        <draw:rect draw:style-name="gr3" draw:text-style-name="P1" draw:id="id2" draw:layer="layout" svg:width="6.3cm" svg:height="12.188cm" svg:x="8.2cm" svg:y="3.156cm">
          <text:p text:style-name="P1"><text:span text:style-name="T1">Format Converter</text:span></text:p>
          <text:p text:style-name="P1"><text:span text:style-name="T2">creates a new CassEvent, </text:span></text:p>
          <text:p text:style-name="P1"><text:span text:style-name="T2">converts mashine data</text:span></text:p>
          <text:p text:style-name="P1"><text:span text:style-name="T2">to CassRawData</text:span></text:p>
        </draw:rect>
        <draw:rect draw:style-name="gr3" draw:text-style-name="P1" draw:id="id7" draw:layer="layout" svg:width="5.5cm" svg:height="12.5cm" svg:x="17cm" svg:y="3cm">
          <text:p text:style-name="P1"><text:span text:style-name="T1">Analyzer</text:span></text:p>
          <text:p text:style-name="P1"><text:span text:style-name="T2">fills CassEvent with</text:span></text:p>
          <text:p text:style-name="P1"><text:span text:style-name="T2">analyzed Data</text:span></text:p>
        </draw:rect>
        <draw:rect draw:style-name="gr4" draw:text-style-name="P3" draw:id="id3" draw:layer="layout" svg:width="1.862cm" svg:height="1.181cm" svg:x="11.638cm" svg:y="6.6cm">
          <text:p text:style-name="P2"><text:span text:style-name="T3">pnCCD</text:span></text:p>
        </draw:rect>
        <draw:rect draw:style-name="gr4" draw:text-style-name="P3" draw:id="id1" draw:layer="layout" svg:width="1.862cm" svg:height="1.182cm" svg:x="11.638cm" svg:y="7.88cm">
          <text:p text:style-name="P2"><text:span text:style-name="T3">Pulnix</text:span></text:p>
        </draw:rect>
        <draw:rect draw:style-name="gr4" draw:text-style-name="P3" draw:id="id4" draw:layer="layout" svg:width="1.862cm" svg:height="1.187cm" svg:x="11.638cm" svg:y="9.213cm">
          <text:p text:style-name="P2"><text:span text:style-name="T3">REMI</text:span></text:p>
        </draw:rect>
        <draw:frame draw:style-name="gr5" draw:text-style-name="P4" draw:layer="layout" svg:width="2.492cm" svg:height="4.158cm" svg:x="0cm" svg:y="9.842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6" draw:layer="layout" svg:width="6.844cm" svg:height="0.963cm" svg:x="11cm" svg:y="1.5cm">
          <draw:text-box>
            <text:p>Event Server (libCass)</text:p>
          </draw:text-box>
        </draw:frame>
        <draw:rect draw:style-name="gr7" draw:text-style-name="P3" draw:id="id13" draw:layer="layout" svg:width="3.7cm" svg:height="2.5cm" svg:x="24cm" svg:y="14cm">
          <text:p text:style-name="P2"><text:span text:style-name="T5">ImageProcessor</text:span></text:p>
          <text:p text:style-name="P2"><text:span text:style-name="T3"><text:s/></text:span><text:span text:style-name="T3">averaging, </text:span></text:p>
          <text:p text:style-name="P2"><text:span text:style-name="T3">Artihmetic,</text:span></text:p>
          <text:p text:style-name="P2"><text:span text:style-name="T3">etc</text:span></text:p>
          <text:p text:style-name="P2"><text:span text:style-name="T3"/></text:p>
        </draw:rect>
        <draw:rect draw:style-name="gr8" draw:text-style-name="P6" draw:layer="layout" svg:width="2.7cm" svg:height="3.454cm" svg:x="2.8cm" svg:y="6.724cm">
          <text:p text:style-name="P5"><text:span text:style-name="T5">Event</text:span></text:p>
          <text:p text:style-name="P5"><text:span text:style-name="T5">queue</text:span></text:p>
        </draw:rect>
        <draw:rect draw:style-name="gr4" draw:text-style-name="P3" draw:id="id5" draw:layer="layout" svg:width="1.862cm" svg:height="1.187cm" svg:x="11.638cm" svg:y="10.614cm">
          <text:p text:style-name="P2"><text:span text:style-name="T3">etc..</text:span></text:p>
        </draw:rect>
        <draw:rect draw:style-name="gr9" draw:text-style-name="P6" draw:layer="layout" svg:width="1.956cm" svg:height="1.022cm" svg:x="2.966cm" svg:y="8.6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3.066cm" svg:y="8.5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3.166cm" svg:y="8.4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3.266cm" svg:y="8.3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3.366cm" svg:y="8.2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3.466cm" svg:y="8.1cm">
          <text:p text:style-name="P2"><text:span text:style-name="T5">Mashine</text:span></text:p>
          <text:p text:style-name="P2"><text:span text:style-name="T5">Event</text:span></text:p>
        </draw:rect>
        <draw:rect draw:style-name="gr9" draw:text-style-name="P6" draw:layer="layout" svg:width="1.956cm" svg:height="1.022cm" svg:x="5.766cm" svg:y="7.7cm">
          <text:p text:style-name="P2"><text:span text:style-name="T5">Mashine</text:span></text:p>
          <text:p text:style-name="P2"><text:span text:style-name="T5">Event</text:span></text:p>
        </draw:rect>
        <draw:rect draw:style-name="gr8" draw:text-style-name="P6" draw:id="id12" draw:layer="layout" svg:width="2.7cm" svg:height="3.454cm" svg:x="24.9cm" svg:y="6.724cm">
          <text:p text:style-name="P5"><text:span text:style-name="T5">Database</text:span></text:p>
        </draw:rect>
        <draw:rect draw:style-name="gr10" draw:text-style-name="P6" draw:layer="layout" svg:width="1.956cm" svg:height="1.022cm" svg:x="25.066cm" svg:y="8.6cm">
          <text:p text:style-name="P2"><text:span text:style-name="T5">Mashine</text:span></text:p>
          <text:p text:style-name="P2"><text:span text:style-name="T5">Event</text:span></text:p>
        </draw:rect>
        <draw:rect draw:style-name="gr10" draw:text-style-name="P6" draw:layer="layout" svg:width="1.956cm" svg:height="1.022cm" svg:x="25.166cm" svg:y="8.5cm">
          <text:p text:style-name="P2"><text:span text:style-name="T5">Mashine</text:span></text:p>
          <text:p text:style-name="P2"><text:span text:style-name="T5">Event</text:span></text:p>
        </draw:rect>
        <draw:rect draw:style-name="gr10" draw:text-style-name="P6" draw:layer="layout" svg:width="1.956cm" svg:height="1.022cm" svg:x="25.266cm" svg:y="8.4cm">
          <text:p text:style-name="P2"><text:span text:style-name="T5">Mashine</text:span></text:p>
          <text:p text:style-name="P2"><text:span text:style-name="T5">Event</text:span></text:p>
        </draw:rect>
        <draw:rect draw:style-name="gr10" draw:text-style-name="P6" draw:layer="layout" svg:width="1.956cm" svg:height="1.022cm" svg:x="25.366cm" svg:y="8.3cm">
          <text:p text:style-name="P2"><text:span text:style-name="T5">Mashine</text:span></text:p>
          <text:p text:style-name="P2"><text:span text:style-name="T5">Event</text:span></text:p>
        </draw:rect>
        <draw:rect draw:style-name="gr10" draw:text-style-name="P6" draw:layer="layout" svg:width="1.956cm" svg:height="1.022cm" svg:x="25.466cm" svg:y="8.2cm">
          <text:p text:style-name="P2"><text:span text:style-name="T5">Mashine</text:span></text:p>
          <text:p text:style-name="P2"><text:span text:style-name="T5">Event</text:span></text:p>
        </draw:rect>
        <draw:rect draw:style-name="gr10" draw:text-style-name="P6" draw:layer="layout" svg:width="1.956cm" svg:height="1.022cm" svg:x="25.566cm" svg:y="8.1cm">
          <text:p text:style-name="P2"><text:span text:style-name="T5">Cass</text:span></text:p>
          <text:p text:style-name="P2"><text:span text:style-name="T5">Event</text:span></text:p>
        </draw:rect>
        <draw:rect draw:style-name="gr11" draw:text-style-name="P6" draw:id="id6" draw:layer="layout" svg:width="1.956cm" svg:height="1.022cm" svg:x="8.566cm" svg:y="6.2cm">
          <text:p text:style-name="P2"><text:span text:style-name="T5">Cass</text:span></text:p>
          <text:p text:style-name="P2"><text:span text:style-name="T5">Event</text:span></text:p>
        </draw:rect>
        <draw:connector draw:style-name="gr12" draw:text-style-name="P1" draw:layer="layout" draw:type="curve" draw:line-skew="-1.001cm" svg:x1="13.5cm" svg:y1="8.471cm" svg:x2="14.5cm" svg:y2="9.25cm" draw:start-shape="id1" draw:start-glue-point="1" draw:end-shape="id2" svg:d="m13500 8471c750 0 250 779 1000 779">
          <text:p/>
        </draw:connector>
        <draw:connector draw:style-name="gr12" draw:text-style-name="P1" draw:layer="layout" draw:type="curve" draw:line-skew="-1.001cm" svg:x1="13.5cm" svg:y1="7.19cm" svg:x2="14.5cm" svg:y2="9.25cm" draw:start-shape="id3" draw:start-glue-point="1" draw:end-shape="id2" svg:d="m13500 7190c750 0 250 2060 1000 2060">
          <text:p/>
        </draw:connector>
        <draw:connector draw:style-name="gr12" draw:text-style-name="P1" draw:layer="layout" draw:type="curve" draw:line-skew="-1.001cm" svg:x1="13.5cm" svg:y1="9.806cm" svg:x2="14.5cm" svg:y2="9.25cm" draw:start-shape="id4" draw:start-glue-point="1" draw:end-shape="id2" svg:d="m13500 9806c750 0 250-556 1000-556">
          <text:p/>
        </draw:connector>
        <draw:connector draw:style-name="gr12" draw:text-style-name="P1" draw:layer="layout" draw:type="curve" draw:line-skew="-1.001cm" svg:x1="13.5cm" svg:y1="11.207cm" svg:x2="14.5cm" svg:y2="9.25cm" draw:start-shape="id5" draw:start-glue-point="1" draw:end-shape="id2" svg:d="m13500 11207c750 0 250-1957 1000-1957">
          <text:p/>
        </draw:connector>
        <draw:connector draw:style-name="gr12" draw:text-style-name="P1" draw:layer="layout" draw:type="curve" svg:x1="10.522cm" svg:y1="6.711cm" svg:x2="11.638cm" svg:y2="7.19cm" draw:start-shape="id6" draw:start-glue-point="1" draw:end-shape="id3" draw:end-glue-point="3" svg:d="m10522 6711c912 0 354 479 1116 479">
          <text:p/>
        </draw:connector>
        <draw:connector draw:style-name="gr12" draw:text-style-name="P1" draw:layer="layout" draw:type="curve" svg:x1="10.522cm" svg:y1="6.711cm" svg:x2="11.638cm" svg:y2="8.471cm" draw:start-shape="id6" draw:start-glue-point="1" draw:end-shape="id1" draw:end-glue-point="3" svg:d="m10522 6711c912 0 354 1760 1116 1760">
          <text:p/>
        </draw:connector>
        <draw:connector draw:style-name="gr12" draw:text-style-name="P1" draw:layer="layout" draw:type="curve" svg:x1="10.522cm" svg:y1="6.711cm" svg:x2="11.638cm" svg:y2="9.806cm" draw:start-shape="id6" draw:start-glue-point="1" draw:end-shape="id4" draw:end-glue-point="3" svg:d="m10522 6711c912 0 354 3095 1116 3095">
          <text:p/>
        </draw:connector>
        <draw:connector draw:style-name="gr12" draw:text-style-name="P1" draw:layer="layout" draw:type="curve" svg:x1="10.522cm" svg:y1="6.711cm" svg:x2="11.638cm" svg:y2="11.207cm" draw:start-shape="id6" draw:start-glue-point="1" draw:end-shape="id5" draw:end-glue-point="3" svg:d="m10522 6711c912 0 354 4496 1116 4496">
          <text:p/>
        </draw:connector>
        <draw:connector draw:style-name="gr13" draw:text-style-name="P1" draw:layer="layout" draw:type="line" svg:x1="14.5cm" svg:y1="9.25cm" svg:x2="17cm" svg:y2="9.25cm" draw:start-shape="id2" draw:start-glue-point="1" draw:end-shape="id7" draw:end-glue-point="3" svg:d="m14500 9250h2500">
          <text:p/>
        </draw:connector>
        <draw:line draw:style-name="gr14" draw:text-style-name="P1" draw:layer="layout" svg:x1="8.1cm" svg:y1="9.2cm" svg:x2="5.6cm" svg:y2="9.2cm">
          <text:p/>
        </draw:line>
        <draw:connector draw:style-name="gr12" draw:text-style-name="P1" draw:layer="layout" draw:type="curve" draw:line-skew="2.411cm" svg:x1="8.2cm" svg:y1="9.25cm" svg:x2="11.638cm" svg:y2="7.19cm" draw:start-shape="id2" draw:end-shape="id3" draw:end-glue-point="3" svg:d="m8200 9250c2865 0 1146-2060 3438-2060">
          <text:p/>
        </draw:connector>
        <draw:connector draw:style-name="gr12" draw:text-style-name="P1" draw:layer="layout" draw:type="curve" draw:line-skew="2.411cm" svg:x1="8.2cm" svg:y1="9.25cm" svg:x2="11.638cm" svg:y2="8.471cm" draw:start-shape="id2" draw:end-shape="id1" draw:end-glue-point="3" svg:d="m8200 9250c2865 0 1146-779 3438-779">
          <text:p/>
        </draw:connector>
        <draw:connector draw:style-name="gr12" draw:text-style-name="P1" draw:layer="layout" draw:type="curve" draw:line-skew="2.911cm" svg:x1="8.2cm" svg:y1="9.25cm" svg:x2="11.638cm" svg:y2="9.806cm" draw:start-shape="id2" draw:end-shape="id4" draw:end-glue-point="3" svg:d="m8200 9250c3615 0 1896 556 3438 556">
          <text:p/>
        </draw:connector>
        <draw:connector draw:style-name="gr12" draw:text-style-name="P1" draw:layer="layout" draw:type="curve" draw:line-skew="2.411cm" svg:x1="8.2cm" svg:y1="9.25cm" svg:x2="11.638cm" svg:y2="11.207cm" draw:start-shape="id2" draw:end-shape="id5" draw:end-glue-point="3" svg:d="m8200 9250c2865 0 1146 1957 3438 1957">
          <text:p/>
        </draw:connector>
        <draw:rect draw:style-name="gr9" draw:text-style-name="P6" draw:layer="layout" svg:width="1.956cm" svg:height="1.022cm" svg:x="0.266cm" svg:y="7.7cm">
          <text:p text:style-name="P2"><text:span text:style-name="T5">Mashine</text:span></text:p>
          <text:p text:style-name="P2"><text:span text:style-name="T5">Event</text:span></text:p>
        </draw:rect>
        <draw:line draw:style-name="gr14" draw:text-style-name="P1" draw:layer="layout" svg:x1="2.8cm" svg:y1="9.2cm" svg:x2="0.3cm" svg:y2="9.2cm">
          <text:p/>
        </draw:line>
        <draw:rect draw:style-name="gr10" draw:text-style-name="P6" draw:layer="layout" svg:width="1.956cm" svg:height="1.022cm" svg:x="14.766cm" svg:y="7.7cm">
          <text:p text:style-name="P2"><text:span text:style-name="T5">Cass</text:span></text:p>
          <text:p text:style-name="P2"><text:span text:style-name="T5">Event</text:span></text:p>
        </draw:rect>
        <draw:rect draw:style-name="gr10" draw:text-style-name="P6" draw:layer="layout" svg:width="1.956cm" svg:height="1.022cm" svg:x="22.766cm" svg:y="7.7cm">
          <text:p text:style-name="P2"><text:span text:style-name="T5">Cass</text:span></text:p>
          <text:p text:style-name="P2"><text:span text:style-name="T5">Event</text:span></text:p>
        </draw:rect>
        <draw:line draw:style-name="gr14" draw:text-style-name="P1" draw:layer="layout" svg:x1="25cm" svg:y1="9.2cm" svg:x2="22.5cm" svg:y2="9.2cm">
          <text:p/>
        </draw:line>
        <draw:line draw:style-name="gr14" draw:text-style-name="P1" draw:layer="layout" svg:x1="8.1cm" svg:y1="9.2cm" svg:x2="5.6cm" svg:y2="9.2cm">
          <text:p/>
        </draw:line>
        <draw:line draw:style-name="gr14" draw:text-style-name="P1" draw:layer="layout" svg:x1="8.1cm" svg:y1="9.2cm" svg:x2="5.6cm" svg:y2="9.2cm">
          <text:p/>
        </draw:line>
        <draw:rect draw:style-name="gr4" draw:text-style-name="P3" draw:id="id8" draw:layer="layout" svg:width="1.862cm" svg:height="1.181cm" svg:x="18.738cm" svg:y="6.601cm">
          <text:p text:style-name="P2"><text:span text:style-name="T3">pnCCD</text:span></text:p>
        </draw:rect>
        <draw:rect draw:style-name="gr4" draw:text-style-name="P3" draw:id="id9" draw:layer="layout" svg:width="1.862cm" svg:height="1.182cm" svg:x="18.738cm" svg:y="7.881cm">
          <text:p text:style-name="P2"><text:span text:style-name="T3">Pulnix</text:span></text:p>
        </draw:rect>
        <draw:rect draw:style-name="gr4" draw:text-style-name="P3" draw:id="id10" draw:layer="layout" svg:width="1.862cm" svg:height="1.187cm" svg:x="18.738cm" svg:y="9.214cm">
          <text:p text:style-name="P2"><text:span text:style-name="T3">REMI</text:span></text:p>
        </draw:rect>
        <draw:rect draw:style-name="gr4" draw:text-style-name="P3" draw:id="id11" draw:layer="layout" svg:width="1.862cm" svg:height="1.187cm" svg:x="18.738cm" svg:y="10.615cm">
          <text:p text:style-name="P2"><text:span text:style-name="T3">etc..</text:span></text:p>
        </draw:rect>
        <draw:connector draw:style-name="gr15" draw:text-style-name="P1" draw:layer="layout" draw:type="curve" draw:line-skew="1.186cm" svg:x1="18.738cm" svg:y1="7.191cm" svg:x2="17cm" svg:y2="9.25cm" draw:start-shape="id8" draw:start-glue-point="3" draw:end-shape="id7" svg:d="m18738 7191c-1579 0-711 2059-1738 2059">
          <text:p/>
        </draw:connector>
        <draw:connector draw:style-name="gr15" draw:text-style-name="P1" draw:layer="layout" draw:type="curve" draw:line-skew="1.343cm" svg:x1="18.738cm" svg:y1="8.472cm" svg:x2="17cm" svg:y2="9.25cm" draw:start-shape="id9" draw:start-glue-point="3" draw:end-shape="id7" svg:d="m18738 8472c-1344 0-475 778-1738 778">
          <text:p/>
        </draw:connector>
        <draw:connector draw:style-name="gr15" draw:text-style-name="P1" draw:layer="layout" draw:type="curve" draw:line-skew="1.186cm" svg:x1="18.738cm" svg:y1="9.807cm" svg:x2="17cm" svg:y2="9.25cm" draw:start-shape="id10" draw:start-glue-point="3" draw:end-shape="id7" svg:d="m18738 9807c-1579 0-711-557-1738-557">
          <text:p/>
        </draw:connector>
        <draw:connector draw:style-name="gr15" draw:text-style-name="P1" draw:layer="layout" draw:type="curve" draw:line-skew="1.186cm" svg:x1="18.738cm" svg:y1="11.208cm" svg:x2="17cm" svg:y2="9.25cm" draw:start-shape="id11" draw:start-glue-point="3" draw:end-shape="id7" svg:d="m18738 11208c-1579 0-711-1958-1738-1958">
          <text:p/>
        </draw:connector>
        <draw:connector draw:style-name="gr15" draw:text-style-name="P1" draw:layer="layout" draw:type="curve" draw:line-skew="-1.726cm" svg:x1="20.6cm" svg:y1="7.191cm" svg:x2="22.5cm" svg:y2="9.25cm" draw:start-shape="id8" draw:start-glue-point="1" draw:end-shape="id7" svg:d="m20600 7191c1012 0 63 2059 1900 2059">
          <text:p/>
        </draw:connector>
        <draw:connector draw:style-name="gr15" draw:text-style-name="P1" draw:layer="layout" draw:type="curve" draw:line-skew="-1.726cm" svg:x1="20.6cm" svg:y1="8.472cm" svg:x2="22.5cm" svg:y2="9.25cm" draw:start-shape="id9" draw:start-glue-point="1" draw:end-shape="id7" svg:d="m20600 8472c1012 0 63 778 1900 778">
          <text:p/>
        </draw:connector>
        <draw:connector draw:style-name="gr15" draw:text-style-name="P1" draw:layer="layout" draw:type="curve" draw:line-skew="-1.726cm" svg:x1="20.6cm" svg:y1="9.807cm" svg:x2="22.5cm" svg:y2="9.25cm" draw:start-shape="id10" draw:start-glue-point="1" draw:end-shape="id7" svg:d="m20600 9807c1012 0 63-557 1900-557">
          <text:p/>
        </draw:connector>
        <draw:connector draw:style-name="gr15" draw:text-style-name="P1" draw:layer="layout" draw:type="curve" draw:line-skew="-1.726cm" svg:x1="20.6cm" svg:y1="11.208cm" svg:x2="22.5cm" svg:y2="9.25cm" draw:start-shape="id11" draw:start-glue-point="1" draw:end-shape="id7" svg:d="m20600 11208c1012 0 63-1958 1900-1958">
          <text:p/>
        </draw:connector>
        <draw:connector draw:style-name="gr16" draw:text-style-name="P1" draw:layer="layout" draw:type="line" svg:x1="26.25cm" svg:y1="10.178cm" svg:x2="25.85cm" svg:y2="14cm" draw:start-shape="id12" draw:start-glue-point="2" draw:end-shape="id13" draw:end-glue-point="0" svg:d="m26250 10178-400 3822">
          <text:p/>
        </draw:connector>
        <draw:connector draw:style-name="gr16" draw:text-style-name="P1" draw:layer="layout" draw:type="line" svg:x1="25.85cm" svg:y1="16.5cm" svg:x2="25.75cm" svg:y2="18cm" draw:start-shape="id13" draw:start-glue-point="2" draw:end-shape="id14" draw:end-glue-point="0" svg:d="m25850 16500-100 1500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8" draw:text-style-name="P1" draw:layer="layout" svg:width="19.4cm" svg:height="6.3cm" svg:x="4.1cm" svg:y="0.7cm">
          <text:p><text:span text:style-name="T6">CassEvent</text:span></text:p>
        </draw:rect>
        <draw:rect draw:style-name="gr19" draw:text-style-name="P1" draw:layer="layout" svg:width="4cm" svg:height="4.3cm" svg:x="9.4cm" svg:y="2cm">
          <text:p text:style-name="P1">pnCCD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4.1cm" svg:y="2cm">
          <text:p text:style-name="P1">Pulnix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8.9cm" svg:y="2cm">
          <text:p text:style-name="P1">REMIData</text:p>
          <text:p text:style-name="P1">Container</text:p>
          <text:p text:style-name="P1"><text:span text:style-name="T4">(raw Acqiris </text:span></text:p>
          <text:p text:style-name="P1"><text:span text:style-name="T4">traces &amp; settings,</text:span></text:p>
          <text:p text:style-name="P1"><text:span text:style-name="T4">detectorhits for each</text:span></text:p>
          <text:p text:style-name="P1"><text:span text:style-name="T4">detector, etc.)</text:span></text:p>
        </draw:rect>
        <draw:frame draw:style-name="gr20" draw:layer="layout" svg:width="22.501cm" svg:height="2.387cm" svg:x="2.999cm" svg:y="9.1cm">
          <draw:text-box>
            <text:list text:style-name="L2">
              <text:list-item>
                <text:p>Contents will be viewable / selectable for drawing in GUI</text:p>
              </text:list-item>
              <text:list-item>
                <text:p>Watch several data members of one container with condition of data member of other or same container selected by GUI.</text:p>
              </text:list-item>
            </text:list>
          </draw:text-box>
        </draw:frame>
        <draw:rect draw:style-name="gr19" draw:text-style-name="P1" draw:layer="layout" svg:width="4cm" svg:height="4.3cm" svg:x="4.7cm" svg:y="2cm">
          <text:p text:style-name="P1">MashineData</text:p>
          <text:p text:style-name="P1">Container</text:p>
          <text:p text:style-name="P1"><text:span text:style-name="T4">(Powermeter,</text:span></text:p>
          <text:p text:style-name="P1"><text:span text:style-name="T4">Motor position,</text:span></text:p>
          <text:p text:style-name="P1"><text:span text:style-name="T4">etc.)</text:span></text:p>
        </draw:rect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line draw:style-name="gr21" draw:text-style-name="P1" draw:layer="layout" svg:x1="0.5cm" svg:y1="4.7cm" svg:x2="3cm" svg:y2="4.7cm">
          <text:p/>
        </draw:line>
        <draw:rect draw:style-name="gr1" draw:text-style-name="P1" draw:layer="layout" svg:width="23.5cm" svg:height="16.5cm" svg:x="3cm" svg:y="1cm">
          <text:p/>
        </draw:rect>
        <draw:rect draw:style-name="gr1" draw:text-style-name="P1" draw:layer="layout" svg:width="3.5cm" svg:height="2cm" svg:x="5.7cm" svg:y="18.5cm">
          <text:p/>
        </draw:rect>
        <draw:line draw:style-name="gr22" draw:text-style-name="P1" draw:layer="layout" svg:x1="10cm" svg:y1="14cm" svg:x2="8.6cm" svg:y2="19cm">
          <text:p/>
        </draw:line>
        <draw:rect draw:style-name="gr23" draw:text-style-name="P1" draw:layer="layout" svg:width="3cm" svg:height="2cm" svg:x="3.4cm" svg:y="6cm">
          <text:p/>
        </draw:rect>
        <draw:rect draw:style-name="gr23" draw:text-style-name="P1" draw:layer="layout" svg:width="3cm" svg:height="2cm" svg:x="3.6cm" svg:y="5.8cm">
          <text:p/>
        </draw:rect>
        <draw:rect draw:style-name="gr23" draw:text-style-name="P1" draw:layer="layout" svg:width="3cm" svg:height="2cm" svg:x="3.8cm" svg:y="5.6cm">
          <text:p/>
        </draw:rect>
        <draw:rect draw:style-name="gr23" draw:text-style-name="P1" draw:layer="layout" svg:width="3cm" svg:height="2cm" svg:x="4cm" svg:y="5.4cm">
          <text:p/>
        </draw:rect>
        <draw:rect draw:style-name="gr23" draw:text-style-name="P1" draw:layer="layout" svg:width="3cm" svg:height="2cm" svg:x="4.2cm" svg:y="5.2cm">
          <text:p/>
        </draw:rect>
        <draw:rect draw:style-name="gr23" draw:text-style-name="P1" draw:layer="layout" svg:width="3cm" svg:height="2cm" svg:x="4.4cm" svg:y="5cm">
          <text:p/>
        </draw:rect>
        <draw:rect draw:style-name="gr24" draw:text-style-name="P7" draw:layer="layout" svg:width="3cm" svg:height="2cm" svg:x="4.4cm" svg:y="5cm">
          <text:p text:style-name="P1"><text:span text:style-name="T7">Cass Event</text:span></text:p>
        </draw:rect>
        <draw:rect draw:style-name="gr25" draw:text-style-name="P1" draw:layer="layout" svg:width="5.5cm" svg:height="3.5cm" svg:x="9cm" svg:y="3cm">
          <text:p/>
        </draw:rect>
        <draw:rect draw:style-name="gr4" draw:text-style-name="P5" draw:layer="layout" svg:width="5.5cm" svg:height="3.5cm" svg:x="16.6cm" svg:y="3cm">
          <text:p text:style-name="P1"><text:span text:style-name="T6">LibpnCCD</text:span></text:p>
        </draw:rect>
        <draw:rect draw:style-name="gr4" draw:text-style-name="P5" draw:layer="layout" svg:width="5.5cm" svg:height="3.5cm" svg:x="16.6cm" svg:y="7.4cm">
          <text:p text:style-name="P1"><text:span text:style-name="T6">libPulnix</text:span></text:p>
        </draw:rect>
        <draw:rect draw:style-name="gr4" draw:text-style-name="P5" draw:layer="layout" svg:width="5.5cm" svg:height="3.5cm" svg:x="16.6cm" svg:y="11.7cm">
          <text:p text:style-name="P1"><text:span text:style-name="T6">libREMI</text:span></text:p>
        </draw:rect>
        <draw:frame draw:style-name="gr26" draw:text-style-name="P4" draw:layer="layout" svg:width="2.492cm" svg:height="3.158cm" svg:x="0.148cm" svg:y="1.5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27" draw:layer="layout" svg:width="1.632cm" svg:height="0.963cm" svg:x="6.568cm" svg:y="19.037cm">
          <draw:text-box>
            <text:p>GUI</text:p>
          </draw:text-box>
        </draw:frame>
        <draw:frame draw:style-name="gr6" draw:layer="layout" svg:width="4.168cm" svg:height="0.963cm" svg:x="11cm" svg:y="1.5cm">
          <draw:text-box>
            <text:p>Event Server</text:p>
          </draw:text-box>
        </draw:frame>
        <draw:frame draw:style-name="gr28" draw:text-style-name="P8" draw:layer="layout" svg:width="4.5cm" svg:height="2.283cm" svg:x="9.5cm" svg:y="3.5cm">
          <draw:text-box>
            <text:p><text:span text:style-name="T2">LibCass</text:span></text:p>
            <text:p><text:span text:style-name="T2">Converts Mashine Data to CassEventData</text:span></text:p>
          </draw:text-box>
        </draw:frame>
        <draw:rect draw:style-name="gr24" draw:text-style-name="P7" draw:layer="layout" svg:width="3cm" svg:height="2cm" svg:x="5cm" svg:y="3.9cm">
          <text:p text:style-name="P1"><text:span text:style-name="T7">Cass Event</text:span></text:p>
        </draw:rect>
        <draw:line draw:style-name="gr21" draw:text-style-name="P1" draw:layer="layout" svg:x1="8cm" svg:y1="4.5cm" svg:x2="9.5cm" svg:y2="4.5cm">
          <text:p/>
        </draw:line>
        <draw:line draw:style-name="gr21" draw:text-style-name="P1" draw:layer="layout" svg:x1="14cm" svg:y1="4.5cm" svg:x2="17.5cm" svg:y2="4.5cm">
          <text:p/>
        </draw:line>
        <draw:line draw:style-name="gr21" draw:text-style-name="P1" draw:layer="layout" svg:x1="16cm" svg:y1="9.4cm" svg:x2="17.5cm" svg:y2="9.4cm">
          <text:p/>
        </draw:line>
        <draw:line draw:style-name="gr21" draw:text-style-name="P1" draw:layer="layout" svg:x1="16cm" svg:y1="13.5cm" svg:x2="17.5cm" svg:y2="13.5cm">
          <text:p/>
        </draw:line>
        <draw:line draw:style-name="gr29" draw:text-style-name="P1" draw:layer="layout" svg:x1="16cm" svg:y1="4.5cm" svg:x2="16cm" svg:y2="13.5cm">
          <text:p/>
        </draw:line>
        <draw:rect draw:style-name="gr23" draw:text-style-name="P1" draw:layer="layout" svg:width="3cm" svg:height="2cm" svg:x="4.1cm" svg:y="9.4cm">
          <text:p/>
        </draw:rect>
        <draw:rect draw:style-name="gr23" draw:text-style-name="P1" draw:layer="layout" svg:width="3cm" svg:height="2cm" svg:x="4.2cm" svg:y="9.2cm">
          <text:p/>
        </draw:rect>
        <draw:rect draw:style-name="gr24" draw:text-style-name="P1" draw:layer="layout" svg:width="3cm" svg:height="2cm" svg:x="4.3cm" svg:y="9cm">
          <text:p text:style-name="P1"><text:span text:style-name="T7">Cass Event</text:span></text:p>
        </draw:rect>
        <draw:line draw:style-name="gr21" draw:text-style-name="P1" draw:layer="layout" svg:x1="8.5cm" svg:y1="13cm" svg:x2="6cm" svg:y2="19cm">
          <text:p/>
        </draw:line>
        <draw:frame draw:style-name="gr28" draw:text-style-name="P4" draw:layer="layout" svg:width="3.5cm" svg:height="0.725cm" draw:transform="rotate (1.28875111967237) translate (8.615cm 18.342cm)">
          <draw:text-box>
            <text:p><text:span text:style-name="T4">Ask for subset</text:span></text:p>
          </draw:text-box>
        </draw:frame>
        <draw:rect draw:style-name="gr4" draw:text-style-name="P5" draw:layer="layout" svg:width="5.5cm" svg:height="3.5cm" svg:x="7.8cm" svg:y="10.7cm">
          <text:p text:style-name="P1"><text:span text:style-name="T6">libImageProcessor</text:span></text:p>
        </draw:rect>
        <draw:line draw:style-name="gr21" draw:text-style-name="P1" draw:layer="layout" svg:x1="5.5cm" svg:y1="8cm" svg:x2="5.5cm" svg:y2="9.5cm">
          <text:p/>
        </draw:line>
        <draw:line draw:style-name="gr21" draw:text-style-name="P1" draw:layer="layout" svg:x1="6cm" svg:y1="11.5cm" svg:x2="8.5cm" svg:y2="12cm">
          <text:p/>
        </draw:line>
        <draw:frame draw:style-name="gr28" draw:text-style-name="P4" draw:layer="layout" svg:width="4.5cm" svg:height="0.725cm" draw:transform="rotate (1.17844631094635) translate (5.655cm 18.078cm)">
          <draw:text-box>
            <text:p><text:span text:style-name="T4">Calculated Pictures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94H16M43S</meta:editing-duration>
    <meta:editing-cycles>21</meta:editing-cycles>
    <meta:generator>OpenOffice.org/3.1$Win32 OpenOffice.org_project/310m11$Build-9399</meta:generator>
    <dc:date>2009-06-16T15:04:54.23</dc:date>
    <dc:creator>Lutz Foucar</dc:creator>
    <meta:document-statistic meta:object-count="129"/>
  </office:meta>
</office:document-meta>
</file>